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E0000018E6E5FC67616C1220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1.508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8.017cm"/>
    </style:style>
    <style:style style:name="Tabla1.E" style:family="table-column">
      <style:table-column-properties style:column-width="1.402cm"/>
    </style:style>
    <style:style style:name="Tabla1.F" style:family="table-column">
      <style:table-column-properties style:column-width="4.1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1pt" officeooo:rsid="00289cff" officeooo:paragraph-rsid="00c2e6de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2a03a2" officeooo:paragraph-rsid="00c2e6de" style:font-size-asian="11pt" style:font-size-complex="11pt"/>
    </style:style>
    <style:style style:name="P3" style:family="paragraph" style:parent-style-name="Standard">
      <style:text-properties officeooo:rsid="00135c19" officeooo:paragraph-rsid="001b676b"/>
    </style:style>
    <style:style style:name="P4" style:family="paragraph" style:parent-style-name="Standard">
      <style:text-properties officeooo:paragraph-rsid="001b67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a03a2" officeooo:paragraph-rsid="001dcf9d" style:font-weight-asian="bold" style:font-weight-complex="bold"/>
    </style:style>
    <style:style style:name="P6" style:family="paragraph" style:parent-style-name="Standard">
      <style:text-properties officeooo:rsid="00072a16" officeooo:paragraph-rsid="001f8673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rsid="002a03a2" officeooo:paragraph-rsid="00b3099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officeooo:rsid="00925161" officeooo:paragraph-rsid="0092516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9pt" fo:font-weight="bold" officeooo:rsid="00918946" officeooo:paragraph-rsid="00918946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9pt" fo:font-weight="bold" officeooo:rsid="0071ae17" officeooo:paragraph-rsid="0071ae17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9pt" fo:font-weight="bold" officeooo:rsid="00b30998" officeooo:paragraph-rsid="00b3099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c3e216" officeooo:paragraph-rsid="00c3e216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11pt" officeooo:rsid="00289cff" officeooo:paragraph-rsid="00c2e6de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weight="bold" officeooo:rsid="006df095" officeooo:paragraph-rsid="006df095" style:font-weight-asian="bold" style:font-weight-complex="bold"/>
    </style:style>
    <style:style style:name="T1" style:family="text">
      <style:text-properties officeooo:rsid="00925161"/>
    </style:style>
    <style:style style:name="T2" style:family="text">
      <style:text-properties officeooo:rsid="00bb12a0"/>
    </style:style>
    <style:style style:name="T3" style:family="text">
      <style:text-properties fo:font-size="9pt" officeooo:rsid="008a0a65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umero" text:name="py3o.student.student_id"/>
        <text:user-field-decl office:value-type="string" office:string-value="score" text:name="py3o.student.student_id.score"/>
        <text:user-field-decl office:value-type="string" office:string-value="student" text:name="py3o.student.student_id.name"/>
        <text:user-field-decl office:value-type="string" office:string-value="score" text:name="py3o.student.score"/>
        <text:user-field-decl office:value-type="string" office:string-value="esprit_corps" text:name="py3o.student.esprit_corps"/>
        <text:user-field-decl office:value-type="string" office:string-value="honor" text:name="py3o.student.honor"/>
        <text:user-field-decl office:value-type="string" office:string-value="loyalty" text:name="py3o.student.loyalty"/>
        <text:user-field-decl office:value-type="string" office:string-value="honesty" text:name="py3o.student.honesty"/>
        <text:user-field-decl office:value-type="string" office:string-value="cooperation" text:name="py3o.student.cooperation"/>
        <text:user-field-decl office:value-type="string" office:string-value="curso" text:name="py3o.objects.course_id"/>
        <text:user-field-decl office:value-type="string" office:string-value="date" text:name="py3o.objects.date"/>
        <text:user-field-decl office:value-type="string" office:string-value="curso" text:name="py3o.objects.course_id.name"/>
        <text:user-field-decl office:value-type="string" office:string-value="specialty" text:name="py3o.student.student_id.specialty_id.name"/>
        <text:user-field-decl office:value-type="string" office:string-value="grade" text:name="py3o.student.student_id.grade_id.name"/>
        <text:user-field-decl office:value-type="string" office:string-value="specialty" text:name="py3o.student.student_id.specialty_id.acronym"/>
        <text:user-field-decl office:value-type="string" office:string-value="grade" text:name="py3o.student.student_id.grade_id.acronym"/>
        <text:user-field-decl office:value-type="string" office:string-value="student" text:name="py3o.student.student_id.full_name"/>
        <text:user-field-decl office:value-type="float" office:value="0" text:name="py3o.secuencial"/>
        <text:user-field-decl office:value-type="string" office:string-value="enrollment" text:name="py3o.objects.course_id.enrollment"/>
        <text:user-field-decl office:value-type="string" office:string-value="division" text:name="py3o.objects.faculty_id.name"/>
        <text:user-field-decl office:value-type="string" office:string-value="specialty-docente" text:name="py3o.faculty.specialty_id.acronym"/>
        <text:user-field-decl office:value-type="string" office:string-value="specialty-docente" text:name="py3o.objects.faculty_id.specialty_id.acronym"/>
        <text:user-field-decl office:value-type="string" office:string-value="start_date" text:name="py3o.objects.course_id.start_date"/>
        <text:user-field-decl office:value-type="string" office:string-value="end_date" text:name="py3o.objects.course_id.end_date"/>
        <text:user-field-decl office:value-type="string" office:string-value="productividad" text:name="py3o.objects.parameter_id.param_name"/>
        <text:user-field-decl office:value-type="string" office:string-value="productividad" text:name="py3o.objects.parameter_id.param_name.name"/>
        <text:user-field-decl office:value-type="string" office:string-value="student" text:name="py3o.student_id.full_name"/>
        <text:user-field-decl office:value-type="string" office:string-value="supervisior" text:name="py3o.objects.course_id.assigned_officer_id.name"/>
        <text:user-field-decl office:value-type="string" office:string-value="specialty" text:name="py3o.objects.course_id.assigned_officer_id.specialty_id.acronym"/>
        <text:user-field-decl office:value-type="string" office:string-value="grade" text:name="py3o.objects.student_id.grade_id"/>
        <text:user-field-decl office:value-type="string" office:string-value="grade" text:name="py3o.objects.grade_id.acronym"/>
        <text:user-field-decl office:value-type="string" office:string-value="grade" text:name="py3o.student.grade_id.acronym"/>
        <text:user-field-decl office:value-type="string" office:string-value="specialty" text:name="py3o.student.specialty_id.acronym"/>
        <text:user-field-decl office:value-type="string" office:string-value="student" text:name="py3o.student.full_name"/>
        <text:user-field-decl office:value-type="string" office:string-value="cedula" text:name="py3o.student.ced_ruc"/>
        <text:user-field-decl office:value-type="string" office:string-value="promocion" text:name="py3o.student.promotion_id.name"/>
        <text:user-field-decl office:value-type="string" office:string-value="seq" text:name="py3o.student.seq"/>
      </text:user-field-decls>
      <text:p text:style-name="P7">PRUEBAS FÍSICA DEL CURSO </text:p>
      <text:p text:style-name="P7"><text:user-field-get text:name="py3o.objects.course_id.name">curso</text:user-field-get></text:p>
      <text:p text:style-name="P7">EVALUACIÓN FÍSICA SEMESTRAL <text:user-field-get text:name="py3o.objects.date">date</text:user-field-ge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9">ORD</text:p>
          </table:table-cell>
          <table:table-cell table:style-name="Tabla1.A1" office:value-type="string">
            <text:p text:style-name="P10">GRADO</text:p>
          </table:table-cell>
          <table:table-cell table:style-name="Tabla1.A1" office:value-type="string">
            <text:p text:style-name="P11">ESP</text:p>
          </table:table-cell>
          <table:table-cell table:style-name="Tabla1.A1" office:value-type="string">
            <text:p text:style-name="P11">APELLIDOS Y NOMBRES</text:p>
          </table:table-cell>
          <table:table-cell table:style-name="Tabla1.A1" office:value-type="string">
            <text:p text:style-name="P12">N<text:span text:style-name="T2">OTAS</text:span></text:p>
          </table:table-cell>
          <table:table-cell table:style-name="Tabla1.F1" office:value-type="string">
            <text:p text:style-name="P13">TOME CONOCIMIENTO</text:p>
          </table:table-cell>
        </table:table-row>
        <table:table-row>
          <table:table-cell table:style-name="Tabla1.A2" office:value-type="string">
            <text:p text:style-name="P8"><text:a xlink:type="simple" xlink:href="py3o://for=%22student%20in%20objects.student_ids%22" text:style-name="Internet_20_link" text:visited-style-name="Visited_20_Internet_20_Link"><text:span text:style-name="T3">for="student in objects.student_ids"</text:span></text:a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F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<text:user-field-get text:name="py3o.student.seq">seq</text:user-field-get></text:p>
          </table:table-cell>
          <table:table-cell table:style-name="Tabla1.A2" office:value-type="string">
            <text:p text:style-name="P14"><text:user-field-get text:name="py3o.student.student_id.grade_id.acronym">grade</text:user-field-get></text:p>
          </table:table-cell>
          <table:table-cell table:style-name="Tabla1.A2" office:value-type="string">
            <text:p text:style-name="P14"><text:user-field-get text:name="py3o.student.student_id.specialty_id.acronym">specialty</text:user-field-get></text:p>
          </table:table-cell>
          <table:table-cell table:style-name="Tabla1.A2" office:value-type="string">
            <text:p text:style-name="P14"><text:user-field-get text:name="py3o.student.student_id.full_name">student</text:user-field-get></text:p>
          </table:table-cell>
          <table:table-cell table:style-name="Tabla1.A2" office:value-type="string">
            <text:p text:style-name="P14"><text:user-field-get text:name="py3o.student.score">score</text:user-field-get></text:p>
          </table:table-cell>
          <table:table-cell table:style-name="Tabla1.F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F2" office:value-type="string">
            <text:p text:style-name="P14"/>
          </table:table-cell>
        </table:table-row>
      </table:table>
      <text:p text:style-name="P16"/>
      <text:p text:style-name="P5"/>
      <text:p text:style-name="P5"/>
      <text:p text:style-name="P6"><text:s text:c="36"/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1pt" officeooo:rsid="00289cff" officeooo:paragraph-rsid="00c2e6de" style:font-size-asian="11pt" style:font-size-complex="11pt"/>
    </style:style>
    <style:style style:name="MP2" style:family="paragraph" style:parent-style-name="Standard">
      <style:paragraph-properties fo:text-align="center" style:justify-single-word="false"/>
      <style:text-properties fo:font-size="11pt" officeooo:rsid="002a03a2" officeooo:paragraph-rsid="00c2e6de" style:font-size-asian="11pt" style:font-size-complex="11pt"/>
    </style:style>
    <style:style style:name="MT1" style:family="text">
      <style:text-properties officeooo:rsid="00925161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y="-1.72cm" svg:width="1.681cm" svg:height="1.681cm" draw:z-index="0"><draw:image xlink:href="Pictures/100000000000018E0000018E6E5FC67616C12202.jpg" xlink:type="simple" xlink:show="embed" xlink:actuate="onLoad"/></draw:frame>ARMADA DEL ECUADOR</text:p>
        <text:p text:style-name="MP1">ESCUELA DE CALIFICACIÓN Y PERFECCIONAMIENTO</text:p>
        <text:p text:style-name="MP1">“ALMIRANTE RENÁN OLMEDO GONZÁLEZ”</text:p>
        <text:p text:style-name="MP2">Guayaquil</text:p>
        <text:p text:style-name="MP2">-<text:span text:style-name="MT1">o-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5:50:35.660607879</meta:creation-date>
    <meta:generator>LibreOffice/5.4.0.3$Linux_X86_64 LibreOffice_project/40m0$Build-3</meta:generator>
    <dc:date>2017-08-04T09:11:04.015624299</dc:date>
    <meta:editing-duration>PT4H42M12S</meta:editing-duration>
    <meta:editing-cycles>146</meta:editing-cycles>
    <meta:document-statistic meta:table-count="1" meta:image-count="1" meta:object-count="0" meta:page-count="1" meta:paragraph-count="22" meta:word-count="41" meta:character-count="325" meta:non-whitespace-character-count="268"/>
  </office:meta>
</office:document-meta>
</file>